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5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6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7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8" style:family="paragraph" style:parent-style-name="Standard" style:list-style-name="L5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9" style:family="paragraph" style:parent-style-name="Standard" style:list-style-name="L6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0" style:family="paragraph" style:parent-style-name="Standard" style:list-style-name="L11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1" style:family="paragraph" style:parent-style-name="Standard" style:list-style-name="L12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7">
      <style:text-properties style:text-line-through-style="none" style:text-line-through-type="none" style:font-name="DejaVu Sans Condensed" fo:font-size="12pt" officeooo:paragraph-rsid="00208b64" style:font-size-asian="12pt" style:font-size-complex="12pt"/>
    </style:style>
    <style:style style:name="P13" style:family="paragraph" style:parent-style-name="Standard" style:list-style-name="L9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4" style:family="paragraph" style:parent-style-name="Standard" style:list-style-name="L11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5" style:family="paragraph" style:parent-style-name="Standard" style:list-style-name="L7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officeooo:paragraph-rsid="00208b64" style:text-blinking="false" fo:background-color="transparent" style:font-size-asian="12pt" style:font-size-complex="12pt"/>
    </style:style>
    <style:style style:name="P16" style:family="paragraph" style:parent-style-name="Standard" style:list-style-name="L7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officeooo:paragraph-rsid="00208b64" style:text-blinking="false" fo:background-color="transparent" style:font-size-asian="12pt" style:font-weight-asian="normal" style:font-size-complex="12pt" style:font-weight-complex="normal"/>
    </style:style>
    <style:style style:name="P17" style:family="paragraph" style:parent-style-name="Standard" style:list-style-name="L8">
      <style:text-properties officeooo:paragraph-rsid="00116df3"/>
    </style:style>
    <style:style style:name="P18" style:family="paragraph" style:parent-style-name="Standard" style:list-style-name="L10">
      <style:text-properties officeooo:paragraph-rsid="00208b64"/>
    </style:style>
    <style:style style:name="P19" style:family="paragraph" style:parent-style-name="Standard">
      <style:paragraph-properties fo:text-align="start" style:justify-single-word="false"/>
      <style:text-properties officeooo:paragraph-rsid="00304ec6"/>
    </style:style>
    <style:style style:name="P20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04ec6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04ec6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a4b54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loext:opacity="100%" fo:font-style="normal" style:text-underline-style="none" fo:font-weight="normal" officeooo:rsid="00148c7a" style:text-blinking="false" fo:background-color="transparent" loext:char-shading-value="0"/>
    </style:style>
    <style:style style:name="T8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9" style:family="text">
      <style:text-properties style:text-line-through-style="none" style:text-line-through-type="none" style:font-name="DejaVu Sans Condensed" fo:font-size="12pt" officeooo:rsid="002574f1" style:font-size-asian="12pt" style:font-size-complex="12pt"/>
    </style:style>
    <style:style style:name="T10" style:family="text">
      <style:text-properties style:text-line-through-style="none" style:text-line-through-type="none" style:font-name="DejaVu Sans Condensed" fo:font-size="12pt" officeooo:rsid="002a4b54" style:font-size-asian="12pt" style:font-size-complex="12pt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274b24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2f38c2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28356a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2a4b54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30116c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3033a8" style:font-size-asian="12pt" style:font-weight-asian="bold" style:font-size-complex="12pt" style:font-weight-complex="bold"/>
    </style:style>
    <style:style style:name="T20" style:family="text">
      <style:text-properties officeooo:rsid="002a4b54"/>
    </style:style>
    <style:style style:name="T21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0">1<text:span text:style-name="T21">xx</text:span> - Controls</text:p>
          </table:table-cell>
          <table:table-cell table:style-name="Table1.B1" office:value-type="string">
            <text:p text:style-name="P21">2xx - Ground</text:p>
          </table:table-cell>
          <table:table-cell table:style-name="Table1.B1" office:value-type="string">
            <text:p text:style-name="P21">3xx - Flight</text:p>
          </table:table-cell>
          <table:table-cell table:style-name="Table1.B1" office:value-type="string">
            <text:p text:style-name="P21">4xx - A2A</text:p>
          </table:table-cell>
          <table:table-cell table:style-name="Table1.B1" office:value-type="string">
            <text:p text:style-name="P21">5xx - A2G</text:p>
          </table:table-cell>
          <table:table-cell table:style-name="Table1.F1" office:value-type="string">
            <text:p text:style-name="P21">6xx - Misc</text:p>
          </table:table-cell>
        </table:table-row>
      </table:table>
      <text:p text:style-name="P19"><text:span text:style-name="T11">1</text:span><text:span text:style-name="T12">0</text:span><text:span text:style-name="T19">6</text:span><text:span text:style-name="T13"> - </text:span><text:span text:style-name="T14">Controls - </text:span><text:span text:style-name="T17">Gunner</text:span><text:span text:style-name="T18"> - </text:span><text:span text:style-name="T15">Throttle </text:span><text:span text:style-name="T16">Base</text:span></text:p>
      <text:p text:style-name="P3">U=Up, D=Down, F=Forward, B=Backward, L=Left, R=Right, P=Press, S-*=Shift-<text:span text:style-name="T3">*</text:span>, L-*=Long-<text:span text:style-name="T3">*</text:span></text:p>
      <text:p text:style-name="P2"/>
      <text:p text:style-name="P1">Mode selector</text:p>
      <text:list text:style-name="L1">
        <text:list-item>
          <text:p text:style-name="P4">Turn: --</text:p>
        </text:list-item>
      </text:list>
      <text:p text:style-name="P1">Flaps lever</text:p>
      <text:list text:style-name="L2">
        <text:list-item>
          <text:p text:style-name="P7"><text:span text:style-name="T1">Axis</text:span><text:span text:style-name="T2">: --</text:span></text:p>
        </text:list-item>
      </text:list>
      <text:p text:style-name="P1">T1 switch</text:p>
      <text:list text:style-name="L3">
        <text:list-item>
          <text:p text:style-name="P5">F: --</text:p>
        </text:list-item>
      </text:list>
      <text:p text:style-name="P1">T2 switch</text:p>
      <text:list text:style-name="L4">
        <text:list-item>
          <text:p text:style-name="P6">F: --</text:p>
        </text:list-item>
      </text:list>
      <text:p text:style-name="P1">T3 switch</text:p>
      <text:list text:style-name="L5">
        <text:list-item>
          <text:p text:style-name="P8">F: --</text:p>
        </text:list-item>
      </text:list>
      <text:p text:style-name="P1">T4 switch</text:p>
      <text:list text:style-name="L6">
        <text:list-item>
          <text:p text:style-name="P9">F: --</text:p>
        </text:list-item>
      </text:list>
      <text:p text:style-name="P1">Lighted Buttons</text:p>
      <text:list text:style-name="L7">
        <text:list-item>
          <text:p text:style-name="P12"><text:span text:style-name="T1">B1</text:span><text:span text:style-name="T2">: </text:span><text:span text:style-name="T7">--</text:span></text:p>
        </text:list-item>
        <text:list-item>
          <text:p text:style-name="P15">B4: --</text:p>
        </text:list-item>
        <text:list-item>
          <text:p text:style-name="P15"><text:bookmark text:name="docs-internal-guid-76cb0f28-7fff-4e99-7e69-7c07eda6889b"/>B2: --</text:p>
        </text:list-item>
        <text:list-item>
          <text:p text:style-name="P15">B5: --</text:p>
        </text:list-item>
        <text:list-item>
          <text:p text:style-name="P15">B3: --</text:p>
        </text:list-item>
        <text:list-item>
          <text:p text:style-name="P16">B6: --</text:p>
        </text:list-item>
      </text:list>
      <text:p text:style-name="P1">T5 switch</text:p>
      <text:list text:style-name="L8">
        <text:list-item>
          <text:p text:style-name="P17"><text:span text:style-name="T8">U/</text:span><text:span text:style-name="T9">D</text:span><text:span text:style-name="T8">: </text:span><text:span text:style-name="T9">-- </text:span><text:span text:style-name="T10">(no landing gear in front seat)</text:span></text:p>
        </text:list-item>
      </text:list>
      <text:p text:style-name="P1">T6 switch</text:p>
      <text:list text:style-name="L9">
        <text:list-item>
          <text:p text:style-name="P13"><text:span text:style-name="T2">U/</text:span><text:span text:style-name="T20">D</text:span><text:span text:style-name="T2">:</text:span><text:bookmark text:name="docs-internal-guid-5c1c3bc9-7fff-d0bf-0d8d-375cd9dc0784"/><text:span text:style-name="T2"> --</text:span></text:p>
        </text:list-item>
      </text:list>
      <text:p text:style-name="P1">T7 switch</text:p>
      <text:list text:style-name="L10">
        <text:list-item>
          <text:p text:style-name="P18"><text:span text:style-name="T5">U: </text:span><text:span text:style-name="T6">Open/Close Operator Canopy (toggle)</text:span></text:p>
        </text:list-item>
      </text:list>
      <text:p text:style-name="P1">E1 dial -- <text:span text:style-name="T1">Kneeboard</text:span></text:p>
      <text:list text:style-name="L11">
        <text:list-item>
          <text:p text:style-name="P10">P: Kneeboard toggle</text:p>
        </text:list-item>
        <text:list-item>
          <text:p text:style-name="P14"><text:span text:style-name="T4">L/R</text:span><text:span text:style-name="T1">: Flip pages</text:span></text:p>
        </text:list-item>
      </text:list>
      <text:p text:style-name="P1">E2 dial -- <text:span text:style-name="T1">NVGs</text:span></text:p>
      <text:list text:style-name="L12">
        <text:list-item>
          <text:p text:style-name="P11">P: Toggle NVGs on/off</text:p>
        </text:list-item>
        <text:list-item>
          <text:p text:style-name="P11"><text:span text:style-name="T4">L/R</text:span>: NVG gain up/dow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16T16:55:16.413000000</dc:date>
    <meta:editing-duration>PT3H28M40S</meta:editing-duration>
    <meta:editing-cycles>33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39" meta:word-count="135" meta:character-count="579" meta:non-whitespace-character-count="502"/>
  </office:meta>
</office:document-meta>
</file>